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198cm" style:rel-column-width="8191*"/>
    </style:style>
    <style:style style:name="Tableau1.B" style:family="table-column">
      <style:table-column-properties style:column-width="2.2cm" style:rel-column-width="819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f2fb" officeooo:paragraph-rsid="0001f2fb"/>
    </style:style>
    <style:style style:name="P2" style:family="paragraph" style:parent-style-name="Text_20_body">
      <style:text-properties officeooo:rsid="0003b9f8" officeooo:paragraph-rsid="0003b9f8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3b9f8" officeooo:paragraph-rsid="0003b9f8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03b9f8" officeooo:paragraph-rsid="0003b9f8" style:font-weight-asian="normal" style:font-weight-complex="normal"/>
    </style:style>
    <style:style style:name="P5" style:family="paragraph" style:parent-style-name="Heading_20_1">
      <style:text-properties fo:language="fr" fo:country="FR" officeooo:rsid="0001f2fb" officeooo:paragraph-rsid="0001f2fb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1f2fb" officeooo:paragraph-rsid="0001f2fb"/>
    </style:style>
    <style:style style:name="P8" style:family="paragraph" style:parent-style-name="Table_20_Contents">
      <style:paragraph-properties fo:text-align="center" style:justify-single-word="false"/>
      <style:text-properties officeooo:rsid="0003b9f8" officeooo:paragraph-rsid="0003b9f8"/>
    </style:style>
    <style:style style:name="P9" style:family="paragraph" style:parent-style-name="Table_20_Contents">
      <style:paragraph-properties fo:text-align="center" style:justify-single-word="false"/>
      <style:text-properties officeooo:rsid="00053385" officeooo:paragraph-rsid="00053385"/>
    </style:style>
    <style:style style:name="T1" style:family="text">
      <style:text-properties fo:language="fr" fo:country="FR"/>
    </style:style>
    <style:style style:name="T2" style:family="text">
      <style:text-properties style:text-position="sub 58%"/>
    </style:style>
    <style:style style:name="T3" style:family="text">
      <style:text-properties style:text-position="sub 58%" fo:language="fr" fo:country="FR"/>
    </style:style>
    <style:style style:name="T4" style:family="text">
      <style:text-properties style:text-position="0% 100%"/>
    </style:style>
    <style:style style:name="T5" style:family="text">
      <style:text-properties style:text-position="0% 100%" fo:language="fr" fo:country="FR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tatistiques descriptives à deux dimensions</text:h>
      <text:p text:style-name="P1"><text:span text:style-name="T1">On considère une population P de n individus décrite par deux variables X et Y. On suppose que X prend ses valeurs dans l’ensemble {x1,…</text:span><text:span text:style-name="T5">,x</text:span><text:span text:style-name="T3">k</text:span><text:span text:style-name="T5">) et Y dans l’ensemble {y1,…</text:span><text:span text:style-name="T5">,y</text:span><text:span text:style-name="T3">l</text:span><text:span text:style-name="T5">}.</text:span></text:p>
      <text:p text:style-name="P1"><text:span text:style-name="T5">L’observation des deux caractères X et Y sur P donne le tableau de contingence suivant :</text:span></text:p>
      <table:table table:name="Tableau1" table:style-name="Tableau1">
        <table:table-column table:style-name="Tableau1.A"/>
        <table:table-column table:style-name="Tableau1.B" table:number-columns-repeated="6"/>
        <table:table-column table:style-name="Tableau1.A"/>
        <table:table-row>
          <table:table-cell table:style-name="Tableau1.A1" office:value-type="string">
            <text:p text:style-name="P7">X\Y</text:p>
          </table:table-cell>
          <table:table-cell table:style-name="Tableau1.A1" office:value-type="string">
            <text:p text:style-name="P7">Y<text:span text:style-name="T2">1</text:span></text:p>
          </table:table-cell>
          <table:table-cell table:style-name="Tableau1.A1" office:value-type="string">
            <text:p text:style-name="P7">Y<text:span text:style-name="T2">2</text:span></text:p>
          </table:table-cell>
          <table:table-cell table:style-name="Tableau1.A1" office:value-type="string">
            <text:p text:style-name="P6">…</text:p>
          </table:table-cell>
          <table:table-cell table:style-name="Tableau1.A1" office:value-type="string">
            <text:p text:style-name="P7">Y<text:span text:style-name="T2">j</text:span></text:p>
          </table:table-cell>
          <table:table-cell table:style-name="Tableau1.A1" office:value-type="string">
            <text:p text:style-name="P6">…</text:p>
          </table:table-cell>
          <table:table-cell table:style-name="Tableau1.A1" office:value-type="string">
            <text:p text:style-name="P7">Y<text:span text:style-name="T2">l</text:span></text:p>
          </table:table-cell>
          <table:table-cell table:style-name="Tableau1.H1" office:value-type="string">
            <text:p text:style-name="P8">Y</text:p>
          </table:table-cell>
        </table:table-row>
        <table:table-row>
          <table:table-cell table:style-name="Tableau1.A2" office:value-type="string">
            <text:p text:style-name="P7">X<text:span text:style-name="T2">1</text:span>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X<text:span text:style-name="T2">2</text:span>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… 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X<text:span text:style-name="T2">i</text:span>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… 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X<text:span text:style-name="T2">k</text:span>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8">X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H2" office:value-type="string">
            <text:p text:style-name="P9">n</text:p>
          </table:table-cell>
        </table:table-row>
      </table:table>
      <text:p text:style-name="P1"><text:span text:style-name="T5"/></text:p>
      <text:p text:style-name="P2"><text:span text:style-name="T5">Pour 1 ≤ i ≤ k et 1 ≤ j ≤ l</text:span></text:p>
      <text:p text:style-name="P2"><text:span text:style-name="T5">Mij = nombre d’individus de P pour lesquels on a observé la modalité x</text:span><text:span text:style-name="T3">i</text:span><text:span text:style-name="T5"> de X et la modalité y</text:span><text:span text:style-name="T3">j</text:span><text:span text:style-name="T5"> de Y simultanément.</text:span></text:p>
      <text:p text:style-name="P3"><text:span text:style-name="T5">Notations</text:span></text:p>
      <text:p text:style-name="P4"><text:span text:style-name="T5">Pour 1 ≤ j ≤ k </text:span></text:p>
      <text:p text:style-name="P4"><text:span text:style-name="T5">Mi. = </text:span><text:span text:style-name="T5"><draw:frame draw:style-name="fr1" draw:name="Objet1" text:anchor-type="as-char" svg:y="-0.713cm" svg:width="1.332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2-04T16:01:33.053000000</dc:date>
    <meta:editing-duration>PT1H21M7S</meta:editing-duration>
    <meta:editing-cycles>1</meta:editing-cycles>
    <meta:document-statistic meta:table-count="1" meta:image-count="0" meta:object-count="1" meta:page-count="1" meta:paragraph-count="24" meta:word-count="111" meta:character-count="502" meta:non-whitespace-character-count="41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p</mi>
      </munderover>
      <msub>
        <mi>M</mi>
        <mi mathvariant="italic">ij</mi>
      </msub>
    </mrow>
    <annotation encoding="StarMath 5.0">sum from{j=1} to{p} M_ij </annotation>
  </semantics>
</math>
</file>